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Não sei se a vida é curta ou <text:s/>longa demais para nós. Mas sei que nada do que vivemos tem <text:s/>sentido, se não tocarmos o coração <text:s/>das pessoas. Muitas vezes <text:s/>basta <text:s/>ser: <text:s/>colo <text:s/>que <text:s/>acolhe, <text:s/>braço <text:s/>que <text:s/>envolve,palavra <text:s/>que conforta, <text:s/>silêncio <text:s/>que respeita, <text:s/>alegria <text:s/>que <text:s/>contagia, lágrima <text:s/>que corre, olhar que sacia, amor que promove. [Cora Coralina]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2:35:11.538180684</meta:creation-date>
    <dc:date>2023-04-05T12:35:53.517637088</dc:date>
    <meta:editing-duration>PT43S</meta:editing-duration>
    <meta:editing-cycles>1</meta:editing-cycles>
    <meta:document-statistic meta:table-count="0" meta:image-count="0" meta:object-count="0" meta:page-count="1" meta:paragraph-count="1" meta:word-count="57" meta:character-count="349" meta:non-whitespace-character-count="275"/>
    <meta:generator>LibreOffice/7.5.2.2$Linux_X86_64 LibreOffice_project/50$Build-2</meta:generator>
  </office:meta>
</office:document-meta>
</file>